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rsid="000ea7e8" officeooo:paragraph-rsid="00169f12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fd0f8" officeooo:paragraph-rsid="00169f12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ans" officeooo:rsid="000b36e8" officeooo:paragraph-rsid="00169f12"/>
    </style:style>
    <style:style style:name="P5" style:family="paragraph" style:parent-style-name="Standard">
      <style:text-properties style:font-name="Liberation Sans" officeooo:rsid="000cc961" officeooo:paragraph-rsid="00169f12"/>
    </style:style>
    <style:style style:name="P6" style:family="paragraph" style:parent-style-name="Standard">
      <style:text-properties style:font-name="Liberation Sans" officeooo:rsid="000ebbb6" officeooo:paragraph-rsid="00169f12"/>
    </style:style>
    <style:style style:name="T1" style:family="text">
      <style:text-properties officeooo:rsid="0014143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cc961"/>
    </style:style>
    <style:style style:name="T4" style:family="text">
      <style:text-properties officeooo:rsid="000ea7e8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08517"/>
    </style:style>
    <style:style style:name="T7" style:family="text">
      <style:text-properties style:text-underline-style="none" officeooo:rsid="000cc961"/>
    </style:style>
    <style:style style:name="T8" style:family="text">
      <style:text-properties style:text-underline-style="none" officeooo:rsid="0011a4c6"/>
    </style:style>
    <style:style style:name="T9" style:family="text">
      <style:text-properties style:text-underline-style="none" officeooo:rsid="0014143d"/>
    </style:style>
    <style:style style:name="T10" style:family="text">
      <style:text-properties style:text-underline-style="none" officeooo:rsid="00206d7b"/>
    </style:style>
    <style:style style:name="T11" style:family="text">
      <style:text-properties officeooo:rsid="0012b298"/>
    </style:style>
    <style:style style:name="T12" style:family="text">
      <style:text-properties officeooo:rsid="0015589b"/>
    </style:style>
    <style:style style:name="T13" style:family="text">
      <style:text-properties fo:font-style="normal" style:text-underline-style="none" officeooo:rsid="000cc961" style:font-style-asian="normal" style:font-style-complex="normal"/>
    </style:style>
    <style:style style:name="T14" style:family="text">
      <style:text-properties officeooo:rsid="00206d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OFESOR(<text:span text:style-name="T2">cod_prof</text:span>, nombre, apellidos, fecha_alta)</text:p>
      <text:p text:style-name="P3">1FN <text:span text:style-name="T14">2FN 3FN</text:span></text:p>
      <text:p text:style-name="P3"/>
      <text:p text:style-name="P2"/>
      <text:p text:style-name="P4">A<text:span text:style-name="T4">SIGNATURA</text:span>(<text:span text:style-name="T2">cod_asig</text:span>, nombre_asig, horas_semanales, horas_totales)</text:p>
      <text:p text:style-name="P3">1FN <text:span text:style-name="T14">2FN 3FN</text:span></text:p>
      <text:p text:style-name="P3"/>
      <text:p text:style-name="P4"/>
      <text:p text:style-name="P4">T<text:span text:style-name="T4">RAMO HORARIO</text:span>(<text:span text:style-name="T2">cod_tramo</text:span>, dia, hora_inicio, hora_fin)</text:p>
      <text:p text:style-name="P3">1FN <text:span text:style-name="T14">2FN 3FN</text:span></text:p>
      <text:p text:style-name="P3"/>
      <text:p text:style-name="P4"/>
      <text:p text:style-name="P5">O<text:span text:style-name="T4">FERTA EDUCATIVA</text:span>(<text:span text:style-name="T2">cod_oferta</text:span>, nombre_oferta, descripcion, fecha_ley, tipo)</text:p>
      <text:p text:style-name="P3">1FN <text:span text:style-name="T14">2FN 3FN</text:span></text:p>
      <text:p text:style-name="P3"/>
      <text:p text:style-name="P5"/>
      <text:p text:style-name="P5">C<text:span text:style-name="T4">URSO</text:span>(<text:span text:style-name="T2">cod_oferta</text:span>, <text:span text:style-name="T2">cod_curso</text:span><text:span text:style-name="T5">, </text:span><text:span text:style-name="T6">cod_tutor</text:span>)</text:p>
      <text:p text:style-name="P3">1FN <text:span text:style-name="T14">2FN 3FN</text:span></text:p>
      <text:p text:style-name="P3"/>
      <text:p text:style-name="P2"/>
      <text:p text:style-name="P6">CUR_ASIG_PROF(<text:span text:style-name="T3">cod_oferta </text:span><text:span text:style-name="T7">, </text:span><text:span text:style-name="T2">cod_cur</text:span><text:span text:style-name="T5">, </text:span><text:span text:style-name="T2">cod_asig</text:span><text:span text:style-name="T5">, cod_prof</text:span>)</text:p>
      <text:p text:style-name="P3"><text:span text:style-name="T6">1FN </text:span><text:span text:style-name="T10">2FN 3FN</text:span></text:p>
      <text:p text:style-name="P3"><text:span text:style-name="T10"/></text:p>
      <text:p text:style-name="P6"/>
      <text:p text:style-name="P6">CUR_ASIG_TRAMO(<text:span text:style-name="T3">cod_oferta </text:span><text:span text:style-name="T13">, </text:span><text:span text:style-name="T2">cod_cur</text:span><text:span text:style-name="T5">, </text:span><text:span text:style-name="T2">cod_asig</text:span><text:span text:style-name="T5">, </text:span><text:span text:style-name="T2">cod_tramo</text:span>)</text:p>
      <text:p text:style-name="P3"><text:span text:style-name="T6">1FN </text:span><text:span text:style-name="T10">2FN 3F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4T17:08:35.994000000</dc:date>
    <meta:editing-duration>PT1M15S</meta:editing-duration>
    <meta:editing-cycles>1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4" meta:word-count="53" meta:character-count="467" meta:non-whitespace-character-count="428"/>
  </office:meta>
</office:document-meta>
</file>